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66pt" style:font-size-asian="66pt" style:font-size-complex="66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paragraph-properties fo:text-align="start" style:justify-single-word="false"/>
      <style:text-properties style:font-name="Arial" fo:font-size="16pt" style:font-size-asian="16pt" style:font-size-complex="16pt"/>
    </style:style>
    <style:style style:name="P4" style:family="paragraph" style:parent-style-name="Standard">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rial" fo:font-size="12pt" style:font-size-asian="12pt" style:font-size-complex="12pt"/>
    </style:style>
    <style:style style:name="P8" style:family="paragraph" style:parent-style-name="Standard">
      <style:paragraph-properties fo:text-align="start"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style:font-name="URW Chancery L" fo:font-size="16pt" style:font-size-asian="16pt" style:font-size-complex="16pt"/>
    </style:style>
    <style:style style:name="P10"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Arial" fo:font-size="12pt" style:font-size-asian="10.5pt" style:font-size-complex="12pt"/>
    </style:style>
    <style:style style:name="P14" style:family="paragraph" style:parent-style-name="Standard">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style:font-name="Monospace"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Horizontal_20_Line">
      <style:text-properties style:font-name="Monospace"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Horizontal_20_Lin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T GFX 3</text:p>
      <text:p text:style-name="P2">user manual 0.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hanks to my girlfriend that supports me over this.</text:p>
      <text:p text:style-name="P9"/>
      <text:p text:style-name="P9">Lara I love you.</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1.Introduction</text:p>
      <text:p text:style-name="P5"/>
      <text:p text:style-name="P7">This library is written not for fun nor for any other purpose other than quick development. So, also the user manual tries to follow the main philosophy behind this framework.</text:p>
      <text:p text:style-name="P7"/>
      <text:p text:style-name="P7">One of the most important tips you should never forget while coding with this lib is <text:span text:style-name="T1">be lazy</text:span><text:span text:style-name="T2">. You shouldn't find yourself doing so much work for doing a small (or) repetitive job. Maybe you're doing some mistakes somewhere. You should looking over standard classes and maybe consider deriving some of them.</text:span></text:p>
      <text:p text:style-name="P10"/>
      <text:p text:style-name="P7"><text:span text:style-name="T2">One other thing you should keep in mind is: this lib is built with many </text:span><text:span text:style-name="T1">conventions</text:span><text:span text:style-name="T2"> in mind. If you keep them in mind, you should have no problems in fast coding. In the other case, you'll better change framework.</text:span></text:p>
      <text:p text:style-name="P10"/>
      <text:p text:style-name="P10">For now, that's all folks! Let's so exploring the standard website structure of a GFX installation.</text:p>
      <text:p text:style-name="P10"/>
      <text:p text:style-name="P4">2.Structure overview</text:p>
      <text:p text:style-name="P8">Here we go. If you unzip your downloaded gfx source, you'll find a very top “index.php” file and some subfolders. You'll preferably place your sources here (and down here if needed).</text:p>
      <text:p text:style-name="P8"/>
      <text:p text:style-name="P8">Root folder:</text:p>
      <text:p text:style-name="P8"><text:span text:style-name="T5">/</text:span> → root folder of your website. Here goes your source.</text:p>
      <text:p text:style-name="P6">/gfx3<text:span text:style-name="T3"> → contains all the files for this lib</text:span></text:p>
      <text:p text:style-name="P6">/gfx3/src → <text:span text:style-name="T3">contains the actual </text:span></text:p>
      <text:p text:style-name="P6">/gfx3/cache<text:span text:style-name="T3"> → contains various cache files. Erase regularly in case of database changes. </text:span></text:p>
      <text:p text:style-name="P6">/gfx3/docs<text:span text:style-name="T3"> → contains this manual</text:span></text:p>
      <text:p text:style-name="P6">/template<text:span text:style-name="T3"> → contains all your template files for this web site (see Templates chapter)</text:span></text:p>
      <text:p text:style-name="P6">/utils<text:span text:style-name="T3"> → some utility tools you can use to develop faster.</text:span></text:p>
      <text:p text:style-name="P8"/>
      <text:p text:style-name="P13"><text:span text:style-name="T4">So, if you're ready, let's build a simple Hello World!</text:span></text:p>
      <text:p text:style-name="P13"><text:span text:style-name="T4"/></text:p>
      <text:p text:style-name="P13"><text:span text:style-name="T4">Here is a smal but complete list of all core modules:</text:span></text:p>
      <text:p text:style-name="P13"><text:span text:style-name="T4">EMain<text:tab/><text:tab/>→ used as a total root manager of the application</text:span></text:p>
      <text:p text:style-name="P13"><text:span text:style-name="T4">EDatabase<text:tab/>→ used to handle every db request directly</text:span></text:p>
      <text:p text:style-name="P13"><text:span text:style-name="T4">EData <text:tab/>→ a wrapper around db tables that aims to autogenerate queries.</text:span></text:p>
      <text:p text:style-name="P13"><text:span text:style-name="T4">ELog<text:tab/><text:tab/>→ a module that take care about errors, warnings </text:span></text:p>
      <text:p text:style-name="P13"><text:span text:style-name="T4"/></text:p>
      <text:p text:style-name="P4">3.Hello World</text:p>
      <text:p text:style-name="P8">In this example we will use every part of the library in its very basic use.</text:p>
      <text:p text:style-name="P8">Let's starting creating our first file: index.php under the root of our website.</text:p>
      <text:p text:style-name="P18"><text:span text:style-name="T1"/></text:p>
      <text:p text:style-name="P8">File:<text:span text:style-name="T1"> /index.php</text:span></text:p>
      <text:p text:style-name="P8"><text:span text:style-name="T1"/></text:p>
      <text:p text:style-name="P15">&lt;?php</text:p>
      <text:p text:style-name="P15">include(“gfx3/lib.php”); //including gfx3 library</text:p>
      <text:p text:style-name="P15">$main = <text:span text:style-name="T1">new</text:span> Emain(); //creating <text:span text:style-name="T1">$main</text:span> singleton</text:p>
      <text:p text:style-name="P15">?&gt;</text:p>
      <text:p text:style-name="P17"/>
      <text:p text:style-name="P8"><text:soft-page-break/>Notice that the basic file using GFX3 should <text:span text:style-name="T1">always</text:span> start with a declaration of $main. I'm not speaking generically. $main must be declared as an EMain object. This is needed by the engine in order to optimize some actions like many database queries on the same db object. The next step is understanding how EStructure works.</text:p>
      <text:p text:style-name="P8"/>
      <text:p text:style-name="P8">In first step EStructure takes a template stored under the <text:span text:style-name="T5">/template</text:span> in .html format and exposes it's structure to our modifications. Let's define an example <text:s/>template:</text:p>
      <text:p text:style-name="P8"/>
      <text:p text:style-name="P18"><text:span text:style-name="T1"/></text:p>
      <text:p text:style-name="P8">File:<text:span text:style-name="T1"> /template/home.html</text:span></text:p>
      <text:p text:style-name="P8"><text:span text:style-name="T1"/></text:p>
      <text:p text:style-name="P15">&lt;html&gt;</text:p>
      <text:p text:style-name="P15"><text:tab/>&lt;head&gt;&lt;title&gt;&lt;!--^--title--^--&gt;&lt;/title&gt;&lt;/head&gt;</text:p>
      <text:p text:style-name="P15"><text:tab/>&lt;body&gt;</text:p>
      <text:p text:style-name="P15"><text:tab/>Welcome to our website! Today is a shiny day!</text:p>
      <text:p text:style-name="P15"><text:tab/>&lt;!--^--content--^--&gt;</text:p>
      <text:p text:style-name="P15"><text:tab/>&lt;/hr&gt;</text:p>
      <text:p text:style-name="P15"><text:tab/>&lt;!--^--footer--^--&gt;</text:p>
      <text:p text:style-name="P15"><text:tab/>&lt;/body&gt;</text:p>
      <text:p text:style-name="P15">&lt;/html&gt;</text:p>
      <text:p text:style-name="P17"/>
      <text:p text:style-name="P8">This is the starting point of your website: a working template. Now we can modify this one in order to build our webpage.</text:p>
      <text:p text:style-name="P8">We can observe that inside other html elements are present strange comments like:</text:p>
      <text:p text:style-name="P15">&lt;!--^--title--^--&gt;</text:p>
      <text:p text:style-name="P15">&lt;!--^--content--^--&gt;</text:p>
      <text:p text:style-name="P15">&lt;!--^--footer--^--&gt;</text:p>
      <text:p text:style-name="P15"/>
      <text:p text:style-name="P8">Those are called <text:span text:style-name="T1">zones</text:span>. Every zone is a... zone in which you can put whatever you want. There are mainly 2 methods to load content: inline and module.</text:p>
      <text:p text:style-name="P8"/>
      <text:p text:style-name="P8">With modules:</text:p>
      <text:p text:style-name="P8">If in the same folder as the template resides is a present with the same name as the zone then the module will automatically loaded into the template.</text:p>
      <text:p text:style-name="P8"/>
      <text:p text:style-name="P8">So let's define 2 more files:</text:p>
      <text:p text:style-name="P18"><text:span text:style-name="T1"/></text:p>
      <text:p text:style-name="P8">File:<text:span text:style-name="T1"> /template/title.php</text:span></text:p>
      <text:p text:style-name="P8"><text:span text:style-name="T1"/></text:p>
      <text:p text:style-name="P15">&lt;?php</text:p>
      <text:p text:style-name="P15">echo “Trololo Inc.”;</text:p>
      <text:p text:style-name="P15">?&gt;</text:p>
      <text:p text:style-name="P17"/>
      <text:p text:style-name="P8">File:<text:span text:style-name="T1"> /template/footer.php</text:span></text:p>
      <text:p text:style-name="P8"><text:span text:style-name="T1"/></text:p>
      <text:p text:style-name="P15">&lt;?php</text:p>
      <text:p text:style-name="P15">echo “Today is the “.date(“d”).”.”;</text:p>
      <text:p text:style-name="P15">?&gt;</text:p>
      <text:p text:style-name="P17"><text:soft-page-break/></text:p>
      <text:p text:style-name="P8">And modify index.php as this:</text:p>
      <text:p text:style-name="P18"><text:span text:style-name="T1"/></text:p>
      <text:p text:style-name="P8">File:<text:span text:style-name="T1"> /template/index.php</text:span></text:p>
      <text:p text:style-name="P8"><text:span text:style-name="T1"/></text:p>
      <text:p text:style-name="P15">&lt;?php</text:p>
      <text:p text:style-name="P15">include(“gfx3/lib.php”);</text:p>
      <text:p text:style-name="P15">$main = EMain();</text:p>
      <text:p text:style-name="P15">$temp = EStructure(“home”);</text:p>
      <text:p text:style-name="P15">/* this will load home.html and automatically load title.php and footer.php */</text:p>
      <text:p text:style-name="P15">?&gt;</text:p>
      <text:p text:style-name="P17"/>
      <text:p text:style-name="P8">This will generate this webpage:</text:p>
      <text:p text:style-name="P8"/>
      <text:p text:style-name="P15">&lt;html&gt;</text:p>
      <text:p text:style-name="P15"><text:tab/>&lt;head&gt;&lt;title&gt;Trololo Inc.&lt;/title&gt;&lt;/head&gt;</text:p>
      <text:p text:style-name="P15"><text:tab/>&lt;body&gt;</text:p>
      <text:p text:style-name="P15"><text:tab/>Welcome to our website! Today is a shiny day!</text:p>
      <text:p text:style-name="P15"><text:tab/>&lt;!--^--content--^--&gt;</text:p>
      <text:p text:style-name="P15"><text:tab/>&lt;/hr&gt;</text:p>
      <text:p text:style-name="P15"><text:tab/>Today is the 21.</text:p>
      <text:p text:style-name="P15"><text:tab/>&lt;/body&gt;</text:p>
      <text:p text:style-name="P15">&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URW Chancery L" svg:font-family="'URW Chancery 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7T16:56:12</meta:creation-date>
    <dc:date>2012-07-11T23:25:06</dc:date>
    <meta:editing-duration>PT2H15M48S</meta:editing-duration>
    <meta:editing-cycles>4</meta:editing-cycles>
    <meta:generator>LibreOffice/3.5$Linux_X86_64 LibreOffice_project/350m1$Build-2</meta:generator>
    <dc:creator>Claudio Desideri</dc:creator>
    <meta:document-statistic meta:table-count="0" meta:image-count="0" meta:object-count="0" meta:page-count="4" meta:paragraph-count="80" meta:word-count="672" meta:character-count="3940" meta:non-whitespace-character-count="3355"/>
  </office:meta>
</office:document-meta>
</file>